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4cm"/>
    </style:style>
    <style:style style:name="gr2" style:family="graphic" style:parent-style-name="standard">
      <style:graphic-properties svg:stroke-color="#ff972f" draw:fill-color="#ff972f" draw:textarea-horizontal-align="justify" draw:textarea-vertical-align="middle" draw:auto-grow-height="false" fo:min-height="0.401cm" fo:min-width="1.47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ff5429" draw:fill-color="#ff5429" draw:textarea-horizontal-align="justify" draw:textarea-vertical-align="middle" draw:auto-grow-height="false" fo:min-height="0.806cm" fo:min-width="0.684cm"/>
      <style:paragraph-properties style:writing-mode="lr-tb"/>
    </style:style>
    <style:style style:name="gr5" style:family="graphic" style:parent-style-name="standard">
      <style:graphic-properties svg:stroke-color="#81d41a" draw:fill-color="#81d41a" draw:textarea-horizontal-align="justify" draw:textarea-vertical-align="middle" draw:auto-grow-height="false" fo:min-height="0.867cm" fo:min-width="1.035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2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76cm" fo:min-width="0.769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1.266cm" fo:min-width="0.7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233cm"/>
      <style:paragraph-properties style:writing-mode="lr-tb"/>
    </style:style>
    <style:style style:name="gr12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5cm"/>
    </style:style>
    <style:style style:name="gr13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1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2.0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8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2cm" fo:min-width="0.8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6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8cm" fo:min-width="0.829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1.06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829cm"/>
      <style:paragraph-properties style:writing-mode="lr-tb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textarea-vertical-align="middle" draw:auto-grow-height="false" fo:min-height="0.797cm" fo:min-width="0.994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972f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ff5429"/>
      <style:paragraph-properties fo:text-align="center" style:writing-mode="lr-tb"/>
      <style:text-properties fo:language="en" fo:country="GB"/>
    </style:style>
    <style:style style:name="P5" style:family="paragraph">
      <loext:graphic-properties draw:fill-color="#81d41a"/>
      <style:paragraph-properties fo:text-align="center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loext:graphic-properties draw:fill-color="#2a6099"/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974cm" svg:height="0.649cm" svg:x="10.669cm" svg:y="2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974cm" svg:height="0.649cm" svg:x="16.325cm" svg:y="2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1.974cm" svg:height="0.651cm" svg:x="10.797cm" svg:y="6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974cm" svg:height="0.651cm" svg:x="16.443cm" svg:y="6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1.974cm" svg:height="0.649cm" draw:transform="rotate (1.5707963267949) translate (14.283cm 5.8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0.669cm" svg:y1="2.641cm" svg:x2="8.69cm" svg:y2="4.108cm" draw:start-shape="id1" draw:start-glue-point="3" draw:end-shape="id2" draw:end-glue-point="4" svg:d="M10669 2641h-1979v1467" svg:viewBox="0 0 1980 1468">
          <text:p/>
        </draw:connector>
        <draw:connector draw:style-name="gr3" draw:text-style-name="P2" draw:layer="layout" svg:x1="8.69cm" svg:y1="5.6cm" svg:x2="10.797cm" svg:y2="7.109cm" draw:start-shape="id2" draw:start-glue-point="8" draw:end-shape="id3" draw:end-glue-point="3" svg:d="M8690 5600v1509h2107" svg:viewBox="0 0 2108 1510">
          <text:p/>
        </draw:connector>
        <draw:connector draw:style-name="gr3" draw:text-style-name="P2" draw:layer="layout" draw:line-skew="0.851cm" svg:x1="19.967cm" svg:y1="10.8cm" svg:x2="14.598cm" svg:y2="11.205cm" draw:start-shape="id4" draw:start-glue-point="2" draw:end-shape="id5" draw:end-glue-point="6" svg:d="M19967 10800v1758h-5369v-1353" svg:viewBox="0 0 5370 1759">
          <text:p/>
        </draw:connector>
        <draw:connector draw:style-name="gr3" draw:text-style-name="P2" draw:layer="layout" svg:x1="12.771cm" svg:y1="7.109cm" svg:x2="16.443cm" svg:y2="7.237cm" draw:start-shape="id3" draw:start-glue-point="1" draw:end-shape="id6" draw:end-glue-point="3" svg:d="M12771 7109h1836v128h1836" svg:viewBox="0 0 3673 129">
          <text:p/>
        </draw:connector>
        <draw:connector draw:style-name="gr3" draw:text-style-name="P2" draw:layer="layout" svg:x1="14.607cm" svg:y1="5.871cm" svg:x2="16.443cm" svg:y2="7.237cm" draw:start-shape="id7" draw:start-glue-point="3" draw:end-shape="id6" draw:end-glue-point="3" svg:d="M14607 5871v1366h1836" svg:viewBox="0 0 1837 1367">
          <text:p/>
        </draw:connector>
        <draw:connector draw:style-name="gr3" draw:text-style-name="P2" draw:layer="layout" svg:x1="16.325cm" svg:y1="2.641cm" svg:x2="14.607cm" svg:y2="3.897cm" draw:start-shape="id8" draw:start-glue-point="3" draw:end-shape="id7" draw:end-glue-point="1" svg:d="M16325 2641h-1718v1256" svg:viewBox="0 0 1719 1257">
          <text:p/>
        </draw:connector>
        <draw:custom-shape draw:style-name="gr4" draw:text-style-name="P4" xml:id="id2" draw:id="id2" draw:layer="layout" svg:width="1.674cm" svg:height="1.492cm" svg:x="7.853cm" svg:y="4.108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5" draw:layer="layout" svg:width="2.171cm" svg:height="1.579cm" svg:x="18.882cm" svg:y="9.2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19.968cm" svg:y1="10.542cm" svg:x2="19.968cm" svg:y2="9.459cm">
            <text:p/>
          </draw:line>
        </draw:g>
        <draw:frame draw:style-name="gr7" draw:text-style-name="P7" draw:layer="layout" svg:width="1.329cm" svg:height="1.313cm" svg:x="6.652cm" svg:y="4.287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8" draw:text-style-name="P2" draw:layer="layout" svg:width="2.537cm" svg:height="2.252cm" svg:x="18.683cm" svg:y="3.85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6" draw:layer="layout" svg:x1="19.949cm" svg:y1="4.506cm" svg:x2="19.949cm" svg:y2="5.613cm">
            <text:p/>
          </draw:line>
        </draw:g>
        <draw:custom-shape draw:style-name="gr10" draw:text-style-name="P9" xml:id="id5" draw:id="id5" draw:layer="layout" svg:width="2.537cm" svg:height="3.032cm" svg:x="13.329cm" svg:y="8.173cm">
          <text:p text:style-name="P8"><text:span text:style-name="T3">+</text:span></text:p>
          <text:p text:style-name="P8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0" draw:layer="layout" svg:width="3.733cm" svg:height="1.313cm" svg:x="15.149cm" svg:y="10.394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3"> </text:span></text:p>
          </draw:text-box>
        </draw:frame>
        <draw:connector draw:style-name="gr3" draw:text-style-name="P11" draw:layer="layout" svg:x1="12.771cm" svg:y1="7.109cm" svg:x2="14.598cm" svg:y2="8.173cm" draw:start-shape="id3" draw:start-glue-point="1" draw:end-shape="id5" draw:end-glue-point="4" svg:d="M12771 7109h1827v1064" svg:viewBox="0 0 1828 1065">
          <text:p/>
        </draw:connector>
        <draw:connector draw:style-name="gr3" draw:text-style-name="P11" draw:layer="layout" svg:x1="12.643cm" svg:y1="2.641cm" svg:x2="14.607cm" svg:y2="3.897cm" draw:start-shape="id1" draw:start-glue-point="1" draw:end-shape="id7" draw:end-glue-point="1" svg:d="M12643 2641h1964v1256" svg:viewBox="0 0 1965 1257">
          <text:p/>
        </draw:connector>
        <draw:connector draw:style-name="gr3" draw:text-style-name="P11" draw:layer="layout" svg:x1="18.417cm" svg:y1="7.237cm" svg:x2="19.967cm" svg:y2="9.221cm" draw:start-shape="id6" draw:start-glue-point="1" draw:end-shape="id4" draw:end-glue-point="0" svg:d="M18417 7237h1550v1984" svg:viewBox="0 0 1551 1985">
          <text:p/>
        </draw:connector>
        <draw:connector draw:style-name="gr3" draw:text-style-name="P11" draw:layer="layout" svg:x1="18.299cm" svg:y1="2.641cm" svg:x2="19.951cm" svg:y2="3.852cm" draw:start-shape="id8" draw:start-glue-point="1" draw:end-shape="id9" draw:end-glue-point="0" svg:d="M18299 2641h1652v1211" svg:viewBox="0 0 1653 1212">
          <text:p/>
        </draw:connector>
        <draw:connector draw:style-name="gr3" draw:text-style-name="P11" draw:layer="layout" svg:x1="19.951cm" svg:y1="6.104cm" svg:x2="19.967cm" svg:y2="9.221cm" draw:start-shape="id9" draw:start-glue-point="2" draw:end-shape="id4" draw:end-glue-point="0" svg:d="M19951 6104v1559h16v1558" svg:viewBox="0 0 17 3118">
          <text:p/>
        </draw:connector>
        <draw:custom-shape draw:style-name="gr12" draw:text-style-name="P1" xml:id="id10" draw:id="id10" draw:layer="layout" svg:width="1.975cm" svg:height="0.649cm" svg:x="10.667cm" svg:y="12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1" draw:id="id11" draw:layer="layout" svg:width="1.685cm" svg:height="0.649cm" draw:transform="rotate (1.5707963267949) translate (8.4cm 10.6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1" draw:layer="layout" svg:x1="12.642cm" svg:y1="12.56cm" svg:x2="14.598cm" svg:y2="11.205cm" draw:start-shape="id10" draw:start-glue-point="1" draw:end-shape="id5" draw:end-glue-point="6" svg:d="M12642 12560h1956v-1355" svg:viewBox="0 0 1957 1356">
          <text:p/>
        </draw:connector>
        <draw:connector draw:style-name="gr3" draw:text-style-name="P11" draw:layer="layout" svg:x1="8.724cm" svg:y1="9cm" svg:x2="10.797cm" svg:y2="7.109cm" draw:start-shape="id11" draw:start-glue-point="1" draw:end-shape="id3" draw:end-glue-point="3" svg:d="M8724 9000v-1891h2073" svg:viewBox="0 0 2074 1892">
          <text:p/>
        </draw:connector>
        <draw:connector draw:style-name="gr3" draw:text-style-name="P11" draw:layer="layout" svg:x1="8.724cm" svg:y1="10.685cm" svg:x2="10.667cm" svg:y2="12.56cm" draw:start-shape="id11" draw:start-glue-point="3" draw:end-shape="id10" draw:end-glue-point="3" svg:d="M8724 10685v1875h1943" svg:viewBox="0 0 1944 1876">
          <text:p/>
        </draw:connector>
        <draw:frame draw:style-name="gr14" draw:text-style-name="P10" draw:layer="layout" svg:width="2.547cm" svg:height="1.314cm" svg:x="21.053cm" svg:y="8.467cm">
          <draw:text-box>
            <text:p><text:span text:style-name="T3">I</text:span><text:span text:style-name="T6">d</text:span></text:p>
          </draw:text-box>
        </draw:frame>
        <draw:frame draw:style-name="gr15" draw:text-style-name="P12" draw:layer="layout" svg:width="1.37cm" svg:height="1.313cm" svg:x="11.101cm" svg:y="2.966cm">
          <draw:text-box>
            <text:p>R<text:span text:style-name="T7">1</text:span></text:p>
          </draw:text-box>
        </draw:frame>
        <draw:frame draw:style-name="gr16" draw:text-style-name="P12" draw:layer="layout" svg:width="1.375cm" svg:height="1.318cm" svg:x="11.523cm" svg:y="13.161cm">
          <draw:text-box>
            <text:p>R<text:span text:style-name="T7">7</text:span></text:p>
          </draw:text-box>
        </draw:frame>
        <draw:frame draw:style-name="gr17" draw:text-style-name="P12" draw:layer="layout" svg:width="1.369cm" svg:height="1.312cm" svg:x="16.813cm" svg:y="7.563cm">
          <draw:text-box>
            <text:p>R<text:span text:style-name="T7">5</text:span></text:p>
          </draw:text-box>
        </draw:frame>
        <draw:frame draw:style-name="gr18" draw:text-style-name="P12" draw:layer="layout" svg:width="1.369cm" svg:height="1.312cm" svg:x="11.019cm" svg:y="7.563cm">
          <draw:text-box>
            <text:p>R<text:span text:style-name="T7">4</text:span></text:p>
          </draw:text-box>
        </draw:frame>
        <draw:frame draw:style-name="gr19" draw:text-style-name="P12" draw:layer="layout" svg:width="1.369cm" svg:height="1.313cm" svg:x="14.744cm" svg:y="4.402cm">
          <draw:text-box>
            <text:p>R<text:span text:style-name="T7">3</text:span></text:p>
          </draw:text-box>
        </draw:frame>
        <draw:frame draw:style-name="gr19" draw:text-style-name="P12" draw:layer="layout" svg:width="1.369cm" svg:height="1.313cm" svg:x="16.703cm" svg:y="2.966cm">
          <draw:text-box>
            <text:p>R<text:span text:style-name="T7">2</text:span></text:p>
          </draw:text-box>
        </draw:frame>
        <draw:frame draw:style-name="gr17" draw:text-style-name="P12" draw:layer="layout" svg:width="1.369cm" svg:height="1.312cm" svg:x="7.149cm" svg:y="8.088cm">
          <draw:text-box>
            <text:p>R<text:span text:style-name="T7">6</text:span></text:p>
          </draw:text-box>
        </draw:frame>
        <draw:custom-shape draw:style-name="gr20" draw:text-style-name="P11" draw:layer="layout" svg:width="0.276cm" svg:height="0.303cm" svg:x="14.491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5cm" svg:height="0.303cm" svg:x="19.754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4cm" svg:x="14.471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14.45cm" svg:y="2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3cm" svg:x="8.579cm" svg:y="6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1.329cm" svg:height="2.988cm" svg:x="13.066cm" svg:y="3.453cm">
          <draw:text-box>
            <text:p>+</text:p>
            <text:p>V<text:span text:style-name="T7">b</text:span></text:p>
            <text:p>-</text:p>
          </draw:text-box>
        </draw:frame>
        <draw:line draw:style-name="gr22" draw:text-style-name="P13" draw:layer="layout" svg:x1="9.289cm" svg:y1="9.128cm" svg:x2="9.289cm" svg:y2="10.685cm">
          <text:p/>
        </draw:line>
        <draw:frame draw:style-name="gr23" draw:text-style-name="P14" draw:layer="layout" svg:width="1.021cm" svg:height="1.314cm" svg:x="9.2cm" svg:y="9.2cm">
          <draw:text-box>
            <text:p><text:span text:style-name="T4">I</text:span><text:span text:style-name="T5">c</text:span></text:p>
          </draw:text-box>
        </draw:frame>
        <draw:custom-shape draw:style-name="gr20" draw:text-style-name="P11" draw:layer="layout" svg:width="0.276cm" svg:height="0.303cm" svg:x="8.559cm" svg:y="12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8.561cm" svg:y="2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19.806cm" svg:y="2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329cm" svg:height="1.313cm" svg:x="19.951cm" svg:y="6.699cm">
          <draw:text-box>
            <text:p><text:span text:style-name="T1">6</text:span></text:p>
          </draw:text-box>
        </draw:frame>
        <draw:frame draw:style-name="gr7" draw:text-style-name="P7" draw:layer="layout" svg:width="1.329cm" svg:height="1.313cm" svg:x="14.598cm" svg:y="6.295cm">
          <draw:text-box>
            <text:p><text:span text:style-name="T1">5</text:span></text:p>
          </draw:text-box>
        </draw:frame>
        <draw:frame draw:style-name="gr7" draw:text-style-name="P7" draw:layer="layout" svg:width="1.329cm" svg:height="1.313cm" svg:x="19.421cm" svg:y="1.643cm">
          <draw:text-box>
            <text:p><text:span text:style-name="T1">3</text:span></text:p>
          </draw:text-box>
        </draw:frame>
        <draw:frame draw:style-name="gr7" draw:text-style-name="P7" draw:layer="layout" svg:width="1.329cm" svg:height="1.313cm" svg:x="7.832cm" svg:y="6.402cm">
          <draw:text-box>
            <text:p><text:span text:style-name="T1">4</text:span></text:p>
          </draw:text-box>
        </draw:frame>
        <draw:frame draw:style-name="gr7" draw:text-style-name="P7" draw:layer="layout" svg:width="1.329cm" svg:height="1.313cm" svg:x="7.8cm" svg:y="12.287cm">
          <draw:text-box>
            <text:p><text:span text:style-name="T1">7</text:span></text:p>
          </draw:text-box>
        </draw:frame>
        <draw:frame draw:style-name="gr7" draw:text-style-name="P7" draw:layer="layout" svg:width="1.329cm" svg:height="1.313cm" svg:x="13.981cm" svg:y="1.6cm">
          <draw:text-box>
            <text:p><text:span text:style-name="T1">2</text:span></text:p>
          </draw:text-box>
        </draw:frame>
        <draw:frame draw:style-name="gr7" draw:text-style-name="P7" draw:layer="layout" svg:width="1.329cm" svg:height="1.313cm" svg:x="7.878cm" svg:y="1.857cm">
          <draw:text-box>
            <text:p><text:span text:style-name="T1">1</text:span></text:p>
          </draw:text-box>
        </draw:frame>
        <draw:frame draw:style-name="gr24" draw:text-style-name="P7" draw:layer="layout" svg:width="1.329cm" svg:height="1.367cm" svg:x="14.628cm" svg:y="11.707cm">
          <draw:text-box>
            <text:p><text:span text:style-name="T1">0</text:span></text:p>
          </draw:text-box>
        </draw:frame>
        <draw:g>
          <draw:line draw:style-name="gr25" draw:text-style-name="P13" draw:layer="layout" svg:x1="15.406cm" svg:y1="13.311cm" svg:x2="13.795cm" svg:y2="13.323cm">
            <text:p/>
          </draw:line>
          <draw:line draw:style-name="gr25" draw:text-style-name="P13" draw:layer="layout" svg:x1="15.407cm" svg:y1="13.304cm" svg:x2="13.796cm" svg:y2="13.316cm">
            <text:p/>
          </draw:line>
          <draw:line draw:style-name="gr25" draw:text-style-name="P13" draw:layer="layout" svg:x1="14.235cm" svg:y1="13.578cm" svg:x2="15.036cm" svg:y2="13.578cm">
            <text:p/>
          </draw:line>
          <draw:line draw:style-name="gr25" draw:text-style-name="P13" draw:layer="layout" svg:x1="14.451cm" svg:y1="13.807cm" svg:x2="14.836cm" svg:y2="13.807cm">
            <text:p/>
          </draw:line>
          <draw:line draw:style-name="gr25" draw:text-style-name="P13" draw:layer="layout" svg:x1="14.622cm" svg:y1="13.294cm" svg:x2="14.628cm" svg:y2="12.704cm">
            <text:p/>
          </draw:line>
        </draw:g>
        <draw:custom-shape draw:style-name="gr26" draw:text-style-name="P11" draw:layer="layout" svg:width="1.493cm" svg:height="1.046cm" svg:x="10.606cm" svg:y="4.89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11" draw:layer="layout" svg:width="1.493cm" svg:height="1.046cm" draw:transform="rotate (-3.14159265358979) translate (17.936cm 5.875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11" draw:layer="layout" svg:width="1.493cm" svg:height="1.046cm" draw:transform="rotate (-3.14159265358979) translate (18.184cm 10.159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11" draw:layer="layout" svg:width="1.493cm" svg:height="1.046cm" draw:transform="rotate (-3.14159265358979) translate (12.381cm 10.67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7" draw:layer="layout" svg:width="1.329cm" svg:height="1.313cm" svg:x="12cm" svg:y="8.875cm">
          <draw:text-box>
            <text:p><text:span text:style-name="T1">I</text:span><text:span text:style-name="T2">c</text:span></text:p>
          </draw:text-box>
        </draw:frame>
        <draw:frame draw:style-name="gr7" draw:text-style-name="P7" draw:layer="layout" svg:width="1.329cm" svg:height="1.313cm" svg:x="10.173cm" svg:y="3.882cm">
          <draw:text-box>
            <text:p><text:span text:style-name="T1">I</text:span><text:span text:style-name="T2">a</text:span></text:p>
          </draw:text-box>
        </draw:frame>
        <draw:frame draw:style-name="gr7" draw:text-style-name="P7" draw:layer="layout" svg:width="1.329cm" svg:height="1.313cm" svg:x="15.636cm" svg:y="3.897cm">
          <draw:text-box>
            <text:p><text:span text:style-name="T1">I</text:span><text:span text:style-name="T2">b</text:span></text:p>
          </draw:text-box>
        </draw:frame>
        <draw:frame draw:style-name="gr7" draw:text-style-name="P7" draw:layer="layout" svg:width="1.329cm" svg:height="1.313cm" svg:x="16.02cm" svg:y="8.321cm">
          <draw:text-box>
            <text:p><text:span text:style-name="T1">I</text:span><text:span text:style-name="T2">d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7:38:58.282352340</meta:creation-date>
    <dc:date>2021-03-24T18:15:17.032716716</dc:date>
    <meta:editing-duration>PT26M50S</meta:editing-duration>
    <meta:editing-cycles>3</meta:editing-cycles>
    <meta:generator>LibreOffice/6.4.6.2$Linux_X86_64 LibreOffice_project/40$Build-2</meta:generator>
    <meta:document-statistic meta:object-count="95"/>
  </office:meta>
</office:document-meta>
</file>